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35in"/>
    </style:style>
    <style:style style:name="P1" style:family="paragraph" style:parent-style-name="Standard">
      <style:paragraph-properties fo:text-align="center" style:justify-single-word="false"/>
      <style:text-properties style:font-name="Arial1" fo:font-size="14pt" fo:font-weight="bold" officeooo:rsid="000c81df" officeooo:paragraph-rsid="000c81d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1" fo:font-size="14pt" fo:font-weight="bold" officeooo:paragraph-rsid="000b1ee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4pt" fo:font-weight="bold" officeooo:rsid="0015a154" officeooo:paragraph-rsid="0015a15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4pt" fo:font-weight="bold" officeooo:rsid="0015a154" officeooo:paragraph-rsid="0017840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1" fo:font-size="14pt" fo:font-weight="bold" officeooo:paragraph-rsid="0015a15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7840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9450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9467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d478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d9db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7840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9450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9467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970c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d478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d9db8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Arial1" fo:font-size="14pt" fo:font-weight="bold" officeooo:paragraph-rsid="00178403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Arial1" fo:font-size="14pt" fo:font-weight="bold" officeooo:paragraph-rsid="00194500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Arial1" fo:font-size="14pt" fo:font-weight="bold" officeooo:paragraph-rsid="00194670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Arial1" fo:font-size="14pt" fo:font-weight="bold" officeooo:paragraph-rsid="001d478e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Arial1" fo:font-size="14pt" fo:font-weight="bold" officeooo:paragraph-rsid="001d9db8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Arial1" fo:font-size="14pt" fo:font-weight="normal" officeooo:paragraph-rsid="000b1eee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1" fo:font-size="14pt" fo:font-weight="normal" officeooo:rsid="0015a154" officeooo:paragraph-rsid="0015a154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970ce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b4b6c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14pt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14pt" officeooo:paragraph-rsid="001970ce" style:font-size-asian="14pt" style:font-size-complex="14pt"/>
    </style:style>
    <style:style style:name="P32" style:family="paragraph" style:parent-style-name="Standard">
      <style:text-properties officeooo:paragraph-rsid="000b1eee"/>
    </style:style>
    <style:style style:name="P33" style:family="paragraph" style:parent-style-name="Standard">
      <style:paragraph-properties fo:text-align="start" style:justify-single-word="false"/>
      <style:text-properties officeooo:paragraph-rsid="0015a154"/>
    </style:style>
    <style:style style:name="P34" style:family="paragraph" style:parent-style-name="Standard">
      <style:paragraph-properties fo:text-align="start" style:justify-single-word="false"/>
      <style:text-properties officeooo:paragraph-rsid="00178403"/>
    </style:style>
    <style:style style:name="P35" style:family="paragraph" style:parent-style-name="Standard">
      <style:paragraph-properties fo:text-align="start" style:justify-single-word="false"/>
      <style:text-properties officeooo:paragraph-rsid="00194500"/>
    </style:style>
    <style:style style:name="P36" style:family="paragraph" style:parent-style-name="Standard">
      <style:paragraph-properties fo:text-align="start" style:justify-single-word="false"/>
      <style:text-properties officeooo:paragraph-rsid="001d478e"/>
    </style:style>
    <style:style style:name="P37" style:family="paragraph" style:parent-style-name="Standard">
      <style:paragraph-properties fo:text-align="start" style:justify-single-word="false"/>
      <style:text-properties officeooo:paragraph-rsid="001d9db8"/>
    </style:style>
    <style:style style:name="P38" style:family="paragraph" style:parent-style-name="Standard" style:list-style-name="L1">
      <style:text-properties style:font-name="Arial1" fo:font-size="14pt" officeooo:paragraph-rsid="00178403" style:font-size-asian="14pt" style:font-size-complex="14pt"/>
    </style:style>
    <style:style style:name="P39" style:family="paragraph" style:parent-style-name="Standard" style:list-style-name="L2">
      <style:text-properties style:font-name="Arial1" fo:font-size="14pt" officeooo:paragraph-rsid="000b1eee" style:font-size-asian="14pt" style:font-size-complex="14pt"/>
    </style:style>
    <style:style style:name="P40" style:family="paragraph" style:parent-style-name="Standard" style:list-style-name="L2">
      <style:text-properties style:font-name="Arial1" fo:font-size="14pt" officeooo:rsid="000b1eee" officeooo:paragraph-rsid="000b1eee" style:font-size-asian="14pt" style:font-size-complex="14pt"/>
    </style:style>
    <style:style style:name="P41" style:family="paragraph" style:parent-style-name="Standard" style:list-style-name="L3">
      <style:text-properties style:font-name="Arial1" fo:font-size="14pt" officeooo:paragraph-rsid="00178403" style:font-size-asian="14pt" style:font-size-complex="14pt"/>
    </style:style>
    <style:style style:name="P42" style:family="paragraph" style:parent-style-name="Standard" style:list-style-name="L4">
      <style:text-properties style:font-name="Arial1" fo:font-size="14pt" fo:font-weight="normal" officeooo:paragraph-rsid="000b1eee" style:font-size-asian="14pt" style:font-weight-asian="normal" style:font-size-complex="14pt" style:font-weight-complex="normal"/>
    </style:style>
    <style:style style:name="P43" style:family="paragraph" style:parent-style-name="Standard" style:list-style-name="L5">
      <style:text-properties style:font-name="Arial1" fo:font-size="14pt" fo:font-weight="normal" officeooo:paragraph-rsid="00178403" style:font-size-asian="14pt" style:font-weight-asian="normal" style:font-size-complex="14pt" style:font-weight-complex="normal"/>
    </style:style>
    <style:style style:name="P44" style:family="paragraph" style:parent-style-name="Standard" style:list-style-name="L7">
      <style:text-properties style:font-name="Arial1" fo:font-size="14pt" fo:font-weight="normal" officeooo:paragraph-rsid="000b1eee" style:font-size-asian="14pt" style:font-weight-asian="normal" style:font-size-complex="14pt" style:font-weight-complex="normal"/>
    </style:style>
    <style:style style:name="P45" style:family="paragraph" style:parent-style-name="Standard" style:list-style-name="L8">
      <style:paragraph-properties fo:text-align="start" style:justify-single-word="false"/>
      <style:text-properties style:font-name="Arial1" fo:font-size="14pt" fo:font-weight="normal" officeooo:rsid="0015a154" officeooo:paragraph-rsid="00178403" style:font-size-asian="14pt" style:font-weight-asian="normal" style:font-size-complex="14pt" style:font-weight-complex="normal"/>
    </style:style>
    <style:style style:name="P46" style:family="paragraph" style:parent-style-name="Standard" style:list-style-name="L9">
      <style:paragraph-properties fo:text-align="start" style:justify-single-word="false"/>
      <style:text-properties style:font-name="Arial1" fo:font-size="14pt" fo:font-weight="normal" officeooo:rsid="0015a154" officeooo:paragraph-rsid="0015a154" style:font-size-asian="14pt" style:font-weight-asian="normal" style:font-size-complex="14pt" style:font-weight-complex="normal"/>
    </style:style>
    <style:style style:name="P47" style:family="paragraph" style:parent-style-name="Standard" style:list-style-name="L10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48" style:family="paragraph" style:parent-style-name="Standard" style:list-style-name="L11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49" style:family="paragraph" style:parent-style-name="Standard" style:list-style-name="L12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50" style:family="paragraph" style:parent-style-name="Standard" style:list-style-name="L13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51" style:family="paragraph" style:parent-style-name="Standard" style:list-style-name="L14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52" style:family="paragraph" style:parent-style-name="Standard" style:list-style-name="L15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53" style:family="paragraph" style:parent-style-name="Standard" style:list-style-name="L16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54" style:family="paragraph" style:parent-style-name="Standard" style:list-style-name="L17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55" style:family="paragraph" style:parent-style-name="Standard" style:list-style-name="L18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56" style:family="paragraph" style:parent-style-name="Standard" style:list-style-name="L19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57" style:family="paragraph" style:parent-style-name="Standard" style:list-style-name="L20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58" style:family="paragraph" style:parent-style-name="Standard" style:list-style-name="L21">
      <style:paragraph-properties fo:text-align="start" style:justify-single-word="false"/>
      <style:text-properties style:font-name="Arial1" fo:font-size="14pt" fo:font-weight="normal" officeooo:rsid="00178403" officeooo:paragraph-rsid="001970ce" style:font-size-asian="14pt" style:font-weight-asian="normal" style:font-size-complex="14pt" style:font-weight-complex="normal"/>
    </style:style>
    <style:style style:name="P59" style:family="paragraph" style:parent-style-name="Standard" style:list-style-name="L21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60" style:family="paragraph" style:parent-style-name="Standard" style:list-style-name="L23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61" style:family="paragraph" style:parent-style-name="Standard" style:list-style-name="L24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62" style:family="paragraph" style:parent-style-name="Standard" style:list-style-name="L25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63" style:family="paragraph" style:parent-style-name="Standard" style:list-style-name="L26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64" style:family="paragraph" style:parent-style-name="Standard" style:list-style-name="L27">
      <style:paragraph-properties fo:text-align="start" style:justify-single-word="false"/>
      <style:text-properties style:font-name="Arial1" fo:font-size="14pt" fo:font-weight="normal" officeooo:rsid="00178403" officeooo:paragraph-rsid="001d9db8" style:font-size-asian="14pt" style:font-weight-asian="normal" style:font-size-complex="14pt" style:font-weight-complex="normal"/>
    </style:style>
    <style:style style:name="P65" style:family="paragraph" style:parent-style-name="Standard" style:list-style-name="L28">
      <style:paragraph-properties fo:text-align="start" style:justify-single-word="false"/>
      <style:text-properties style:font-name="Arial1" fo:font-size="14pt" fo:font-weight="normal" officeooo:rsid="00178403" officeooo:paragraph-rsid="001d9db8" style:font-size-asian="14pt" style:font-weight-asian="normal" style:font-size-complex="14pt" style:font-weight-complex="normal"/>
    </style:style>
    <style:style style:name="P66" style:family="paragraph" style:parent-style-name="Standard" style:list-style-name="L29">
      <style:paragraph-properties fo:text-align="start" style:justify-single-word="false"/>
      <style:text-properties style:font-name="Arial1" fo:font-size="14pt" fo:font-weight="normal" officeooo:rsid="00178403" officeooo:paragraph-rsid="001d9db8" style:font-size-asian="14pt" style:font-weight-asian="normal" style:font-size-complex="14pt" style:font-weight-complex="normal"/>
    </style:style>
    <style:style style:name="P67" style:family="paragraph" style:parent-style-name="Standard" style:list-style-name="L31">
      <style:paragraph-properties fo:text-align="start" style:justify-single-word="false"/>
      <style:text-properties style:font-name="Arial1" fo:font-size="14pt" fo:font-weight="normal" officeooo:rsid="00178403" officeooo:paragraph-rsid="001da3d6" style:font-size-asian="14pt" style:font-weight-asian="normal" style:font-size-complex="14pt" style:font-weight-complex="normal"/>
    </style:style>
    <style:style style:name="P68" style:family="paragraph" style:parent-style-name="Standard" style:list-style-name="L32">
      <style:paragraph-properties fo:text-align="start" style:justify-single-word="false"/>
      <style:text-properties style:font-name="Arial1" fo:font-size="14pt" fo:font-weight="normal" officeooo:rsid="00178403" officeooo:paragraph-rsid="001da3d6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da3d6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da3d6" style:font-size-asian="14pt" style:font-weight-asian="bold" style:font-size-complex="14pt" style:font-weight-complex="bold"/>
    </style:style>
    <style:style style:name="P71" style:family="paragraph" style:parent-style-name="Standard">
      <style:text-properties style:font-name="Arial1" fo:font-size="14pt" fo:font-weight="bold" officeooo:paragraph-rsid="001da3d6" style:font-size-asian="14pt" style:font-weight-asian="bold" style:font-size-complex="14pt" style:font-weight-complex="bold"/>
    </style:style>
    <style:style style:name="P72" style:family="paragraph" style:parent-style-name="Standard" style:list-style-name="L6">
      <style:text-properties officeooo:paragraph-rsid="000b1eee"/>
    </style:style>
    <style:style style:name="P73" style:family="paragraph" style:parent-style-name="Standard" style:list-style-name="L11">
      <style:paragraph-properties fo:text-align="start" style:justify-single-word="false"/>
      <style:text-properties officeooo:paragraph-rsid="00178403"/>
    </style:style>
    <style:style style:name="P74" style:family="paragraph" style:parent-style-name="Standard" style:list-style-name="L18">
      <style:paragraph-properties fo:text-align="start" style:justify-single-word="false"/>
      <style:text-properties officeooo:paragraph-rsid="00194670"/>
    </style:style>
    <style:style style:name="P75" style:family="paragraph" style:parent-style-name="Standard" style:list-style-name="L22">
      <style:paragraph-properties fo:text-align="start" style:justify-single-word="false"/>
      <style:text-properties officeooo:paragraph-rsid="001b4b6c"/>
    </style:style>
    <style:style style:name="P76" style:family="paragraph" style:parent-style-name="Standard" style:list-style-name="L25">
      <style:paragraph-properties fo:text-align="start" style:justify-single-word="false"/>
      <style:text-properties officeooo:paragraph-rsid="001d478e"/>
    </style:style>
    <style:style style:name="P77" style:family="paragraph" style:parent-style-name="Standard" style:list-style-name="L29">
      <style:paragraph-properties fo:text-align="start" style:justify-single-word="false"/>
      <style:text-properties officeooo:paragraph-rsid="001d9d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8403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b1eee"/>
    </style:style>
    <style:style style:name="T5" style:family="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Arial1" fo:font-size="14pt" fo:font-weight="normal" officeooo:rsid="000b1eee" style:font-size-asian="14pt" style:font-weight-asian="normal" style:font-size-complex="14pt" style:font-weight-complex="normal"/>
    </style:style>
    <style:style style:name="T7" style:family="text">
      <style:text-properties style:font-name="Arial1" fo:font-size="14pt" fo:font-weight="normal" officeooo:rsid="0015a154" style:font-size-asian="14pt" style:font-weight-asian="normal" style:font-size-complex="14pt" style:font-weight-complex="normal"/>
    </style:style>
    <style:style style:name="T8" style:family="text">
      <style:text-properties style:font-name="Arial1" fo:font-size="14pt" fo:font-weight="normal" officeooo:rsid="00178403" style:font-size-asian="14pt" style:font-weight-asian="normal" style:font-size-complex="14pt" style:font-weight-complex="normal"/>
    </style:style>
    <style:style style:name="T9" style:family="text">
      <style:text-properties style:font-name="Arial1" fo:font-size="14pt" fo:font-weight="normal" officeooo:rsid="001b4b6c" style:font-size-asian="14pt" style:font-weight-asian="normal" style:font-size-complex="14pt" style:font-weight-complex="normal"/>
    </style:style>
    <style:style style:name="T10" style:family="text">
      <style:text-properties style:font-name="Arial1" fo:font-size="14pt" fo:font-weight="normal" officeooo:rsid="001d478e" style:font-size-asian="14pt" style:font-weight-asian="normal" style:font-size-complex="14pt" style:font-weight-complex="normal"/>
    </style:style>
    <style:style style:name="T11" style:family="text">
      <style:text-properties style:font-name="Arial1" fo:font-size="14pt" fo:font-weight="normal" officeooo:rsid="001d9db8" style:font-size-asian="14pt" style:font-weight-asian="normal" style:font-size-complex="14pt" style:font-weight-complex="normal"/>
    </style:style>
    <style:style style:name="T12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Arial1" fo:font-size="14pt" fo:font-weight="bold" officeooo:rsid="0015a154" style:font-size-asian="14pt" style:font-weight-asian="bold" style:font-size-complex="14pt" style:font-weight-complex="bold"/>
    </style:style>
    <style:style style:name="T14" style:family="text">
      <style:text-properties style:font-name="Arial1" fo:font-size="14pt" fo:font-weight="bold" officeooo:rsid="00178403" style:font-size-asian="14pt" style:font-weight-asian="bold" style:font-size-complex="14pt" style:font-weight-complex="bold"/>
    </style:style>
    <style:style style:name="T15" style:family="text">
      <style:text-properties style:font-name="Arial1" fo:font-size="14pt" fo:language="en" fo:country="US" fo:font-weight="normal" officeooo:rsid="000b1eee" style:font-size-asian="14pt" style:font-weight-asian="normal" style:font-size-complex="14pt" style:font-weight-complex="normal"/>
    </style:style>
    <style:style style:name="T16" style:family="text">
      <style:text-properties officeooo:rsid="00194500"/>
    </style:style>
    <style:style style:name="T17" style:family="text">
      <style:text-properties officeooo:rsid="00194670"/>
    </style:style>
    <style:style style:name="T18" style:family="text">
      <style:text-properties officeooo:rsid="001970ce"/>
    </style:style>
    <style:style style:name="T19" style:family="text">
      <style:text-properties officeooo:rsid="001b4b6c"/>
    </style:style>
    <style:style style:name="T20" style:family="text">
      <style:text-properties officeooo:rsid="001d478e"/>
    </style:style>
    <style:style style:name="T21" style:family="text">
      <style:text-properties officeooo:rsid="001d9db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8.06.25</text:p>
      <text:p text:style-name="P17"/>
      <text:p text:style-name="P17">Ситуация:</text:p>
      <text:list text:style-name="L1">
        <text:list-item>
          <text:p text:style-name="P38">После изменения файла /etc/systemd/logind.conf и перезапуска службы получил чёрный экран — система не загружала графическую оболочку.</text:p>
        </text:list-item>
      </text:list>
      <text:p text:style-name="P17">Действия:</text:p>
      <text:list text:style-name="L2">
        <text:list-item>
          <text:p text:style-name="P39">Перешёл в tty-терминал (Ctrl + Alt + F5<text:span text:style-name="T4">(hp)</text:span>)<text:span text:style-name="T4">(F3-F6)</text:span></text:p>
        </text:list-item>
        <text:list-item>
          <text:p text:style-name="P40">Открыл файл через <text:span text:style-name="T3">nano (nano /etc/systemd/logind.conf)</text:span></text:p>
        </text:list-item>
        <text:list-item>
          <text:p text:style-name="P39">Восстановил настройки файла.</text:p>
        </text:list-item>
        <text:list-item>
          <text:p text:style-name="P39">Перезапустил службу и систему, графика вернулась.</text:p>
        </text:list-item>
      </text:list>
      <text:p text:style-name="P17">Вывод:</text:p>
      <text:list text:style-name="L3">
        <text:list-item>
          <text:p text:style-name="P41">tty — надёжный способ восстановления, если графика "упала".</text:p>
        </text:list-item>
      </text:list>
      <text:p text:style-name="P2">Дополнение:</text:p>
      <text:list text:style-name="L4">
        <text:list-item>
          <text:p text:style-name="P42">Перезапуска службы делать не нужно, ломается графика, нужно делать перезапуск всей системы <text:span text:style-name="T2">sudo reboot</text:span></text:p>
        </text:list-item>
      </text:list>
      <text:p text:style-name="P2"/>
      <text:p text:style-name="P2">-------------------------------------------------------------------------------------------------------</text:p>
      <text:p text:style-name="P22"/>
      <text:p text:style-name="P1">21.06.25</text:p>
      <text:p text:style-name="P17"/>
      <text:p text:style-name="P17">Тема:</text:p>
      <text:list text:style-name="L5">
        <text:list-item>
          <text:p text:style-name="P43">Установка локальных .deb-пакетов через терминал (на примере Google Chrome).</text:p>
        </text:list-item>
      </text:list>
      <text:p text:style-name="P17">Шаги:</text:p>
      <text:list text:style-name="L6">
        <text:list-item>
          <text:p text:style-name="P72"><text:span text:style-name="T5">cd ~/Downloads — переход в папку загрузок (</text:span><text:span text:style-name="T12">~/</text:span><text:span text:style-name="T5"> - домашний каталог).</text:span></text:p>
        </text:list-item>
        <text:list-item>
          <text:p text:style-name="P72"><text:span text:style-name="T12">ls</text:span><text:span text:style-name="T5"> google-chrome*.deb — убедиться, что файл есть.</text:span></text:p>
        </text:list-item>
        <text:list-item>
          <text:p text:style-name="P72"><text:span text:style-name="T5">sudo apt install ./google-chrome-stable_current_amd64.deb — установка файла.</text:span><text:span text:style-name="T15">(</text:span><text:span text:style-name="T12">./</text:span><text:span text:style-name="T5"> - указывает apt на файл в текущей папке, а не </text:span><text:span text:style-name="T6">поиск </text:span><text:span text:style-name="T5">в репозитории.</text:span><text:span text:style-name="T6">)</text:span></text:p>
        </text:list-item>
      </text:list>
      <text:p text:style-name="P2">Комментарий:</text:p>
      <text:list text:style-name="L7">
        <text:list-item>
          <text:p text:style-name="P44">./ всегда нужен для установки локальных пакетов.</text:p>
        </text:list-item>
        <text:list-item>
          <text:p text:style-name="P44">~/Downloads — быстрая команда для перехода в загрузки пользователя.</text:p>
        </text:list-item>
      </text:list>
      <text:p text:style-name="P32"><text:span text:style-name="T5"/></text:p>
      <text:p text:style-name="P2">-------------------------------------------------------------------------------------------------------</text:p>
      <text:p text:style-name="P32"><text:span text:style-name="T12"/></text:p>
      <text:p text:style-name="P3">26.06.25</text:p>
      <text:p text:style-name="P3"/>
      <text:p text:style-name="P4">Тема:</text:p>
      <text:list text:style-name="L8">
        <text:list-item>
          <text:p text:style-name="P45">Полезные горячие клавиши VirtualBox</text:p>
        </text:list-item>
      </text:list>
      <text:p text:style-name="P33"><text:span text:style-name="T7"><text:line-break/>Host Key — по умолчанию это Right Ctrl (Правая Ctrl), если не </text:span><text:soft-page-break/><text:span text:style-name="T7">переопределено в настройках.<text:line-break/></text:span><text:span text:style-name="T13">Основные комбинации:</text:span></text:p>
      <text:list text:style-name="L9">
        <text:list-item>
          <text:p text:style-name="P46">Host Key + Q — открыть окно завершения работы виртуальной машины<text:line-break/>(можно выбрать Save State, Power Off, Send the shutdown signal)</text:p>
        </text:list-item>
        <text:list-item>
          <text:p text:style-name="P46">Host Key + F — переход в/из полноэкранного режима<text:line-break/>(Full screen mode)</text:p>
        </text:list-item>
        <text:list-item>
          <text:p text:style-name="P46">Host Key + L — захват мыши<text:line-break/>(Mouse integration toggle)</text:p>
        </text:list-item>
        <text:list-item>
          <text:p text:style-name="P46">Host Key + C — переключение режима масштабирования<text:line-break/>(Scaled mode)</text:p>
        </text:list-item>
        <text:list-item>
          <text:p text:style-name="P46">Host Key + Home — открыть виртуальное меню управления (VirtualBox menu bar)<text:line-break/>(удобно в полноэкранном режиме)</text:p>
        </text:list-item>
        <text:list-item>
          <text:p text:style-name="P46">Host Key (нажать один раз) — “освободить” мышь и клавиатуру из виртуальной машины обратно в основную ОС</text:p>
        </text:list-item>
      </text:list>
      <text:p text:style-name="P23"/>
      <text:p text:style-name="P5">-------------------------------------------------------------------------------------------------------</text:p>
      <text:p text:style-name="P6"/>
      <text:p text:style-name="P6">28.06.25</text:p>
      <text:p text:style-name="P24"/>
      <text:p text:style-name="P11">Тема:</text:p>
      <text:list text:style-name="L10">
        <text:list-item>
          <text:p text:style-name="P47">Проверка и настройка гибернации в Linux</text:p>
        </text:list-item>
      </text:list>
      <text:p text:style-name="P24"/>
      <text:p text:style-name="P11">Порядок действий:</text:p>
      <text:list text:style-name="L11">
        <text:list-item>
          <text:p text:style-name="P48">Убедиться, что swap ≥ RAM:</text:p>
        </text:list-item>
        <text:list-item>
          <text:p text:style-name="P48">bash:</text:p>
          <text:list>
            <text:list-item>
              <text:p text:style-name="P48">swapon —show</text:p>
            </text:list-item>
            <text:list-item>
              <text:p text:style-name="P48">free -h</text:p>
            </text:list-item>
          </text:list>
        </text:list-item>
        <text:list-item>
          <text:p text:style-name="P48">Проверить наличие и правильность параметра resume:</text:p>
          <text:list>
            <text:list-item>
              <text:p text:style-name="P48">bash:</text:p>
              <text:list>
                <text:list-item>
                  <text:p text:style-name="P48">cat /proc/cmdline(должен быть resume=UUID=…)</text:p>
                </text:list-item>
              </text:list>
            </text:list-item>
          </text:list>
        </text:list-item>
        <text:list-item>
          <text:p text:style-name="P48">Проверить наличие swap в fstab:</text:p>
          <text:list>
            <text:list-item>
              <text:p text:style-name="P48">bash</text:p>
              <text:list>
                <text:list-item>
                  <text:p text:style-name="P48">/swap.img none swap sw 0 0</text:p>
                </text:list-item>
              </text:list>
            </text:list-item>
          </text:list>
        </text:list-item>
        <text:list-item>
          <text:p text:style-name="P73"><text:span text:style-name="T14">Ключевой шаг</text:span><text:span text:style-name="T8"> — посмотреть, поддерживает ли система гибернацию:</text:span></text:p>
          <text:list>
            <text:list-item>
              <text:p text:style-name="P48">bash</text:p>
              <text:list>
                <text:list-item>
                  <text:p text:style-name="P73"><text:span text:style-name="T8">cat /sys/power/state - Если в выводе есть </text:span><text:span text:style-name="T14">disk</text:span><text:span text:style-name="T8"> — гибернация поддерживается.Если только freeze mem — гибернация невозможна в текущем окружении.</text:span></text:p>
                </text:list-item>
              </text:list>
            </text:list-item>
          </text:list>
        </text:list-item>
        <text:list-item>
          <text:p text:style-name="P48">Если “disk” отсутствует:</text:p>
          <text:list>
            <text:list-item>
              <text:p text:style-name="P48">Проверяю настройки BIOS/UEFI (ACPI, Sleep State, Hibernate, Secure Boot).</text:p>
            </text:list-item>
            <text:list-item>
              <text:p text:style-name="P48">Могу попробовать другое ядро или дистрибутив.</text:p>
            </text:list-item>
            <text:list-item>
              <text:p text:style-name="P48"><text:soft-page-break/>В крайнем случае, использую только режим Sleep (suspend) или Hybrid-sleep.</text:p>
            </text:list-item>
          </text:list>
        </text:list-item>
      </text:list>
      <text:p text:style-name="P34"><text:span text:style-name="T8"/></text:p>
      <text:p text:style-name="P11">Вывод:</text:p>
      <text:list text:style-name="L12">
        <text:list-item>
          <text:p text:style-name="P49">Гибернация в Linux работает только если ядро и железо поддерживают режим “disk”.</text:p>
        </text:list-item>
        <text:list-item>
          <text:p text:style-name="P49">Если его нет — настройка невозможна ни через swap, ни через grub.</text:p>
        </text:list-item>
      </text:list>
      <text:p text:style-name="P24"/>
      <text:p text:style-name="P18">-------------------------------------------------------------------------------------------------------</text:p>
      <text:p text:style-name="P7"/>
      <text:p text:style-name="P7"><text:span text:style-name="T16">30</text:span>.06.25</text:p>
      <text:p text:style-name="P12"/>
      <text:p text:style-name="P12">Тема:</text:p>
      <text:list text:style-name="L13">
        <text:list-item>
          <text:p text:style-name="P50">Организация файлов VPN-клиента в Linux</text:p>
        </text:list-item>
      </text:list>
      <text:p text:style-name="P11">Задача:</text:p>
      <text:list text:style-name="L14">
        <text:list-item>
          <text:p text:style-name="P51">Навести порядок в домашней директории, скрыть чувствительные файлы OpenVPN-клиента (ключи, конфиги).</text:p>
        </text:list-item>
      </text:list>
      <text:p text:style-name="P12">Действия:</text:p>
      <text:list text:style-name="L15">
        <text:list-item>
          <text:p text:style-name="P52">Создал скрытую папку для ключей и конфигов VPN:</text:p>
        </text:list-item>
        <text:list-item>
          <text:p text:style-name="P52">bash</text:p>
          <text:list>
            <text:list-item>
              <text:p text:style-name="P52">mkdir ~/.vpn</text:p>
            </text:list-item>
            <text:list-item>
              <text:p text:style-name="P52">mv ~/client.conf ~/client.key ~/client.pub ~/.vpn/</text:p>
            </text:list-item>
          </text:list>
        </text:list-item>
        <text:list-item>
          <text:p text:style-name="P52">Теперь все ключи и конфиги хранятся в ~/.vpn (начало с точки делает папку скрытой).</text:p>
        </text:list-item>
        <text:list-item>
          <text:p text:style-name="P52">В файловом менеджере для отображения скрытых файлов и папок используешь сочетание клавиш Ctrl+H.</text:p>
        </text:list-item>
      </text:list>
      <text:p text:style-name="P35"><text:span text:style-name="T8"/></text:p>
      <text:p text:style-name="P18">-------------------------------------------------------------------------------------------------------</text:p>
      <text:p text:style-name="P7"/>
      <text:p text:style-name="P7"><text:span text:style-name="T17">03.07</text:span>.25</text:p>
      <text:p text:style-name="P12"/>
      <text:p text:style-name="P12">Тема:</text:p>
      <text:list text:style-name="L16">
        <text:list-item>
          <text:p text:style-name="P53">Базовые команды tmux (управление терминальными сессиями)</text:p>
        </text:list-item>
      </text:list>
      <text:p text:style-name="P12"/>
      <text:p text:style-name="P12">Описание:</text:p>
      <text:list text:style-name="L17">
        <text:list-item>
          <text:p text:style-name="P54">tmux — это менеджер терминальных сессий. Позволяет запускать несколько окон и панелей в одном терминале, отсоединяться и возвращаться к ним, работать с сервером без риска потерять сессию.</text:p>
        </text:list-item>
      </text:list>
      <text:p text:style-name="P25"/>
      <text:p text:style-name="P12">Основные команды tmux:</text:p>
      <text:list text:style-name="L18">
        <text:list-item>
          <text:p text:style-name="P55">Запустить новую сессию:</text:p>
          <text:list>
            <text:list-item>
              <text:p text:style-name="P55">tmux или с именем: tmux new -s имя</text:p>
            </text:list-item>
          </text:list>
        </text:list-item>
        <text:list-item>
          <text:p text:style-name="P55">Показать список сессий:</text:p>
          <text:list>
            <text:list-item>
              <text:p text:style-name="P74"><text:soft-page-break/><text:span text:style-name="T8">tmux ls</text:span></text:p>
            </text:list-item>
          </text:list>
        </text:list-item>
        <text:list-item>
          <text:p text:style-name="P55">Подключиться к сессии:</text:p>
          <text:list>
            <text:list-item>
              <text:p text:style-name="P55">tmux attach -t имя</text:p>
            </text:list-item>
          </text:list>
        </text:list-item>
        <text:list-item>
          <text:p text:style-name="P55">Отключиться от сессии (оставить процессы работать):</text:p>
          <text:list>
            <text:list-item>
              <text:p text:style-name="P55">Нажать Ctrl+b, затем d</text:p>
            </text:list-item>
          </text:list>
        </text:list-item>
        <text:list-item>
          <text:p text:style-name="P55">Закрыть сессию:</text:p>
          <text:list>
            <text:list-item>
              <text:p text:style-name="P55">Внутри tmux — набрать exit или закрыть все окна</text:p>
            </text:list-item>
          </text:list>
        </text:list-item>
        <text:list-item>
          <text:p text:style-name="P55">Управление окнами и панелями:</text:p>
          <text:list>
            <text:list-item>
              <text:p text:style-name="P55">Новое окно: Ctrl+b, затем c</text:p>
            </text:list-item>
          </text:list>
        </text:list-item>
        <text:list-item>
          <text:p text:style-name="P55">Переключение между окнами:</text:p>
          <text:list>
            <text:list-item>
              <text:p text:style-name="P55">Ctrl+b, затем n (next) / p (prev) или Ctrl+b, затем номер окна (1, 2, 3…)</text:p>
            </text:list-item>
          </text:list>
        </text:list-item>
        <text:list-item>
          <text:p text:style-name="P55">Переименовать окно:</text:p>
          <text:list>
            <text:list-item>
              <text:p text:style-name="P55">Ctrl+b, затем ,</text:p>
            </text:list-item>
          </text:list>
        </text:list-item>
        <text:list-item>
          <text:p text:style-name="P55">Разделить окно по горизонтали:</text:p>
          <text:list>
            <text:list-item>
              <text:p text:style-name="P55">Ctrl+b, затем "</text:p>
            </text:list-item>
          </text:list>
        </text:list-item>
        <text:list-item>
          <text:p text:style-name="P55">Разделить окно по вертикали:</text:p>
          <text:list>
            <text:list-item>
              <text:p text:style-name="P55">Ctrl+b, затем %</text:p>
            </text:list-item>
          </text:list>
        </text:list-item>
        <text:list-item>
          <text:p text:style-name="P55">Переключаться между панелями:</text:p>
          <text:list>
            <text:list-item>
              <text:p text:style-name="P55">Ctrl+b, затем стрелка (←, →, ↑, ↓)</text:p>
            </text:list-item>
          </text:list>
        </text:list-item>
        <text:list-item>
          <text:p text:style-name="P55">Закрыть панель:</text:p>
          <text:list>
            <text:list-item>
              <text:p text:style-name="P55">Ctrl+d или командой exit</text:p>
            </text:list-item>
          </text:list>
        </text:list-item>
      </text:list>
      <text:p text:style-name="P13">Полезное:</text:p>
      <text:list text:style-name="L19">
        <text:list-item>
          <text:p text:style-name="P56">Список всех горячих клавиш:</text:p>
          <text:list>
            <text:list-item>
              <text:p text:style-name="P56">Ctrl+b затем ?</text:p>
            </text:list-item>
          </text:list>
        </text:list-item>
        <text:list-item>
          <text:p text:style-name="P56">Показать список окон:</text:p>
          <text:list>
            <text:list-item>
              <text:p text:style-name="P56">Ctrl+b затем w</text:p>
            </text:list-item>
          </text:list>
        </text:list-item>
      </text:list>
      <text:p text:style-name="P12">Комментарий:</text:p>
      <text:list text:style-name="L20">
        <text:list-item>
          <text:p text:style-name="P57">tmux незаменим для работы на сервере — можно запускать долгие процессы, не боясь разрыва ssh, переключаться между задачами, держать несколько терминалов в одном окне.</text:p>
        </text:list-item>
      </text:list>
      <text:p text:style-name="P35"><text:span text:style-name="T8"/></text:p>
      <text:p text:style-name="P19">-------------------------------------------------------------------------------------------------------</text:p>
      <text:p text:style-name="P8"/>
      <text:p text:style-name="P8"><text:span text:style-name="T18">10.07</text:span>.25</text:p>
      <text:p text:style-name="P13"/>
      <text:p text:style-name="P13">Тема:</text:p>
      <text:list text:style-name="L21">
        <text:list-item>
          <text:p text:style-name="P58">Карта прохождения файла по сети (7 уровней OSI) и короткий алгоритм диагностики.</text:p>
        </text:list-item>
      </text:list>
      <text:p text:style-name="P14">Описание:</text:p>
      <text:list text:continue-numbering="true" text:style-name="L21">
        <text:list-item>
          <text:p text:style-name="P59">Что происходит на каждом уровне, пока файл идёт от сервера к клиенту, и какая «самая быстрая» команда помогает локализовать проблему.</text:p>
        </text:list-item>
      </text:list>
      <text:p text:style-name="P26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27">Уровень</text:p>
          </table:table-cell>
          <table:table-cell table:style-name="Table1.A1" office:value-type="string">
            <text:p text:style-name="P27">Что происходит</text:p>
          </table:table-cell>
          <table:table-cell table:style-name="Table1.C1" office:value-type="string">
            <text:p text:style-name="P27">Быстрая проверка</text:p>
          </table:table-cell>
        </table:table-row>
        <table:table-row>
          <table:table-cell table:style-name="Table1.A2" office:value-type="string">
            <text:p text:style-name="P30">7<text:span text:style-name="T18">)</text:span> Application</text:p>
          </table:table-cell>
          <table:table-cell table:style-name="Table1.A2" office:value-type="string">
            <text:p text:style-name="P30">Сервер даёт HTTP/FTP ответ (200 OK, 404…).</text:p>
          </table:table-cell>
          <table:table-cell table:style-name="Table1.C2" office:value-type="string">
            <text:p text:style-name="P31">`curl -I https://site/file.iso` — смотри код; 4xx/5xx → логи сервиса.</text:p>
          </table:table-cell>
        </table:table-row>
        <table:table-row>
          <table:table-cell table:style-name="Table1.A2" office:value-type="string">
            <text:p text:style-name="P30">6<text:span text:style-name="T18">)</text:span> Presentation</text:p>
          </table:table-cell>
          <table:table-cell table:style-name="Table1.A2" office:value-type="string">
            <text:p text:style-name="P30">Шифрование TLS, сжатие gzip.</text:p>
          </table:table-cell>
          <table:table-cell table:style-name="Table1.C2" office:value-type="string">
            <text:p text:style-name="P31">Браузер жалуется “certificate expired” → продлить TLS / цепочку.</text:p>
          </table:table-cell>
        </table:table-row>
        <table:table-row>
          <table:table-cell table:style-name="Table1.A2" office:value-type="string">
            <text:p text:style-name="P30">5<text:span text:style-name="T18">)</text:span> Session</text:p>
          </table:table-cell>
          <table:table-cell table:style-name="Table1.A2" office:value-type="string">
            <text:p text:style-name="P28">Держится сеанс, возможен Resume.</text:p>
          </table:table-cell>
          <table:table-cell table:style-name="Table1.C2" office:value-type="string">
            <text:p text:style-name="P28">Загрузка рвётся → включить Resume или `wget -c URL`. </text:p>
          </table:table-cell>
        </table:table-row>
        <table:table-row>
          <table:table-cell table:style-name="Table1.A2" office:value-type="string">
            <text:p text:style-name="P27">4<text:span text:style-name="T18">)</text:span> Transport</text:p>
          </table:table-cell>
          <table:table-cell table:style-name="Table1.A2" office:value-type="string">
            <text:p text:style-name="P28">TCP/UDP дробят данные на сегменты.</text:p>
          </table:table-cell>
          <table:table-cell table:style-name="Table1.C2" office:value-type="string">
            <text:p text:style-name="P28">`nc -zv host 443` (или `telnet`) — порт слушает? Нет → firewall/service.</text:p>
          </table:table-cell>
        </table:table-row>
        <table:table-row>
          <table:table-cell table:style-name="Table1.A2" office:value-type="string">
            <text:p text:style-name="P27">3<text:span text:style-name="T18">)</text:span> Network</text:p>
          </table:table-cell>
          <table:table-cell table:style-name="Table1.A2" office:value-type="string">
            <text:p text:style-name="P28">Пакеты идут через роутеры (IP-маршрут). </text:p>
          </table:table-cell>
          <table:table-cell table:style-name="Table1.C2" office:value-type="string">
            <text:p text:style-name="P28">ping 8.8.8.8`, `traceroute 8.8.8.8` — где обрыв?</text:p>
          </table:table-cell>
        </table:table-row>
        <table:table-row table:style-name="Table1.7">
          <table:table-cell table:style-name="Table1.A2" office:value-type="string">
            <text:p text:style-name="P27">2<text:span text:style-name="T18">)</text:span> Data-Link</text:p>
          </table:table-cell>
          <table:table-cell table:style-name="Table1.A2" office:value-type="string">
            <text:p text:style-name="P28">Свитч гонит кадры по MAC, VLAN.</text:p>
          </table:table-cell>
          <table:table-cell table:style-name="Table1.C2" office:value-type="string">
            <text:p text:style-name="P28">`arp -a` — нет MAC? VLAN/порт down, петля.</text:p>
          </table:table-cell>
        </table:table-row>
        <table:table-row>
          <table:table-cell table:style-name="Table1.A2" office:value-type="string">
            <text:p text:style-name="P27">1<text:span text:style-name="T18">)</text:span> Physical </text:p>
          </table:table-cell>
          <table:table-cell table:style-name="Table1.A2" office:value-type="string">
            <text:p text:style-name="P28">Биты по кабелю / Wi-Fi.</text:p>
          </table:table-cell>
          <table:table-cell table:style-name="Table1.C2" office:value-type="string">
            <text:p text:style-name="P28">Линк-LED не горит → сменить патч-корд, проверить SFP/Wi-Fi-канал.</text:p>
          </table:table-cell>
        </table:table-row>
      </table:table>
      <text:list xml:id="list25738787273484" text:continue-numbering="true" text:style-name="L21">
        <text:list-header>
          <text:p text:style-name="P59"/>
        </text:list-header>
      </text:list>
      <text:p text:style-name="P28"><text:span text:style-name="T1">Алгоритм диагностики «снизу вверх»</text:span>:</text:p>
      <text:list text:style-name="L22">
        <text:list-item>
          <text:p text:style-name="P75"><text:span text:style-name="T9">1) </text:span><text:span text:style-name="T8">Есть ли сигнал? <text:s/>— кабель / радио. <text:s/></text:span></text:p>
        </text:list-item>
        <text:list-item>
          <text:p text:style-name="P75"><text:span text:style-name="T9">2) </text:span><text:span text:style-name="T8">Видит ли MAC? <text:s text:c="2"/>— свитч / VLAN. <text:s/></text:span></text:p>
        </text:list-item>
      </text:list>
      <text:list text:continue-list="list25738787273484" text:style-name="L21">
        <text:list-item>
          <text:p text:style-name="P59"><text:span text:style-name="T19">3) </text:span>Пингуется IP? <text:s text:c="2"/>— маршрут / роутер. <text:s/></text:p>
        </text:list-item>
        <text:list-item>
          <text:p text:style-name="P59"><text:span text:style-name="T19">4) </text:span>Открыт ли порт? — firewall / служба. <text:s/></text:p>
        </text:list-item>
        <text:list-item>
          <text:p text:style-name="P59"><text:span text:style-name="T19">5) </text:span>Держится сеанс? — keep-alive / тайм-аут. <text:s/></text:p>
        </text:list-item>
        <text:list-item>
          <text:p text:style-name="P59"><text:span text:style-name="T19">6) </text:span>Проходит TLS/кодировка? <text:s/></text:p>
        </text:list-item>
        <text:list-item>
          <text:p text:style-name="P59"><text:span text:style-name="T19">7) </text:span>Приложение даёт правильный ответ?</text:p>
        </text:list-item>
      </text:list>
      <text:p text:style-name="P26"/>
      <text:p text:style-name="P20">-------------------------------------------------------------------------------------------------------</text:p>
      <text:p text:style-name="P9"/>
      <text:p text:style-name="P9"><text:span text:style-name="T20">22</text:span><text:span text:style-name="T18">.07</text:span>.25</text:p>
      <text:p text:style-name="P15"/>
      <text:p text:style-name="P15">Тема:</text:p>
      <text:list text:style-name="L23">
        <text:list-item>
          <text:p text:style-name="P60">Итоговый конспект по управлению пользователями, группами и правами в Linux (Lab mini-Project)</text:p>
        </text:list-item>
      </text:list>
      <text:p text:style-name="P36"><text:soft-page-break/><text:span text:style-name="T14">Задание:</text:span></text:p>
      <text:list text:style-name="L24">
        <text:list-item>
          <text:p text:style-name="P61">Создать три группы: group1, group2, shared (у shared GID 9999)</text:p>
        </text:list-item>
        <text:list-item>
          <text:p text:style-name="P61">Создать двух пользователей:</text:p>
          <text:list>
            <text:list-item>
              <text:p text:style-name="P61">user1 (UID 1001, primary group: group1),</text:p>
            </text:list-item>
            <text:list-item>
              <text:p text:style-name="P61">user2 (UID 1002, primary group: group2)</text:p>
            </text:list-item>
          </text:list>
        </text:list-item>
        <text:list-item>
          <text:p text:style-name="P61">Добавить обоих пользователей в группу shared</text:p>
        </text:list-item>
        <text:list-item>
          <text:p text:style-name="P61">Создать файл /tmp/test от имени user1 с содержимым “Hello”</text:p>
        </text:list-item>
        <text:list-item>
          <text:p text:style-name="P61">Убрать публичные права на чтение (chmod 640 /tmp/test)</text:p>
        </text:list-item>
        <text:list-item>
          <text:p text:style-name="P61">Проверить: user2 не может читать файл</text:p>
        </text:list-item>
        <text:list-item>
          <text:p text:style-name="P61">Сменить группу файла на shared</text:p>
        </text:list-item>
        <text:list-item>
          <text:p text:style-name="P61">Проверить: user2 теперь может читать файл</text:p>
        </text:list-item>
        <text:list-item>
          <text:p text:style-name="P61">Удалить пользователей и группы</text:p>
        </text:list-item>
      </text:list>
      <text:p text:style-name="P26"/>
      <text:p text:style-name="P15">Шаги:</text:p>
      <text:list text:style-name="L25">
        <text:list-item>
          <text:p text:style-name="P62">Создание групп</text:p>
          <text:list>
            <text:list-item>
              <text:p text:style-name="P62">sudo groupadd group1</text:p>
            </text:list-item>
            <text:list-item>
              <text:p text:style-name="P62">sudo groupadd group2</text:p>
            </text:list-item>
            <text:list-item>
              <text:p text:style-name="P62">sudo groupadd -g 9999 shared</text:p>
            </text:list-item>
          </text:list>
        </text:list-item>
        <text:list-item>
          <text:p text:style-name="P62">Создание пользователей с нужными UID и группой</text:p>
          <text:list>
            <text:list-item>
              <text:p text:style-name="P62">sudo useradd -u 1001 -g group1 user1</text:p>
            </text:list-item>
            <text:list-item>
              <text:p text:style-name="P62">sudo useradd -u 1002 -g group2 user2</text:p>
            </text:list-item>
            <text:list-item>
              <text:p text:style-name="P62">sudo passwd user1</text:p>
            </text:list-item>
            <text:list-item>
              <text:p text:style-name="P62">sudo passwd user2</text:p>
            </text:list-item>
          </text:list>
        </text:list-item>
        <text:list-item>
          <text:p text:style-name="P62">Добавление пользователей в группу shared</text:p>
          <text:list>
            <text:list-item>
              <text:p text:style-name="P76"><text:span text:style-name="T8">sudo usermod -aG shared user</text:span><text:span text:style-name="T10">1</text:span></text:p>
            </text:list-item>
            <text:list-item>
              <text:p text:style-name="P62">sudo usermod -aG shared user2</text:p>
            </text:list-item>
          </text:list>
        </text:list-item>
        <text:list-item>
          <text:p text:style-name="P62">Проверка принадлежности к группам</text:p>
          <text:list>
            <text:list-item>
              <text:p text:style-name="P62">id user1</text:p>
            </text:list-item>
            <text:list-item>
              <text:p text:style-name="P62">id user2</text:p>
            </text:list-item>
          </text:list>
        </text:list-item>
        <text:list-item>
          <text:p text:style-name="P62">Создание файла /tmp/test с “Hello” и назначение user1 владельцем</text:p>
          <text:list>
            <text:list-item>
              <text:p text:style-name="P62">touch /tmp/test</text:p>
            </text:list-item>
            <text:list-item>
              <text:p text:style-name="P62">echo Hello &gt; /tmp/test</text:p>
            </text:list-item>
            <text:list-item>
              <text:p text:style-name="P62">sudo chown user1 /tmp/test</text:p>
            </text:list-item>
            <text:list-item>
              <text:p text:style-name="P76"><text:span text:style-name="T14">или если сразу создать от имени user1</text:span><text:span text:style-name="T8">:</text:span></text:p>
              <text:list>
                <text:list-item>
                  <text:p text:style-name="P62">sudo -u user1 bash -c 'echo Hello &gt; /tmp/test'</text:p>
                </text:list-item>
              </text:list>
            </text:list-item>
          </text:list>
        </text:list-item>
        <text:list-item>
          <text:p text:style-name="P62">Убрать публичные права на файл</text:p>
          <text:list>
            <text:list-item>
              <text:p text:style-name="P62">sudo chmod 640 /tmp/test</text:p>
            </text:list-item>
            <text:list-item>
              <text:p text:style-name="P62">ls -l /tmp/test</text:p>
            </text:list-item>
            <text:list-item>
              <text:p text:style-name="P62">Теперь файл виден только владельцу (user1) и группе (group1)</text:p>
            </text:list-item>
          </text:list>
        </text:list-item>
        <text:list-item>
          <text:p text:style-name="P62">Попытка чтения от user2 (не должен иметь доступа)</text:p>
          <text:list>
            <text:list-item>
              <text:p text:style-name="P62">su - user2 -c 'cat /tmp/test'</text:p>
            </text:list-item>
            <text:list-item>
              <text:p text:style-name="P62">sudo -u user2 cat /tmp/test</text:p>
            </text:list-item>
            <text:list-item>
              <text:p text:style-name="P62">Ожидаемая ошибка: Permission denied</text:p>
            </text:list-item>
          </text:list>
        </text:list-item>
        <text:list-item>
          <text:p text:style-name="P62">Смена группы файла на shared</text:p>
          <text:list>
            <text:list-item>
              <text:p text:style-name="P62">sudo chown user1:shared /tmp/test</text:p>
            </text:list-item>
          </text:list>
        </text:list-item>
        <text:list-item>
          <text:p text:style-name="P76"><text:soft-page-break/><text:span text:style-name="T8">Проверка доступа для user2 (доступ теперь есть)</text:span></text:p>
          <text:list>
            <text:list-item>
              <text:p text:style-name="P62">sudo -u user2 cat /tmp/test</text:p>
            </text:list-item>
            <text:list-item>
              <text:p text:style-name="P62">Выведет: Hello</text:p>
            </text:list-item>
          </text:list>
        </text:list-item>
        <text:list-item>
          <text:p text:style-name="P62">Удаление пользователей и групп</text:p>
        </text:list-item>
        <text:list-item>
          <text:p text:style-name="P62">sudo userdel user1</text:p>
        </text:list-item>
        <text:list-item>
          <text:p text:style-name="P62">sudo userdel user2</text:p>
        </text:list-item>
        <text:list-item>
          <text:p text:style-name="P62">sudo groupdel group1</text:p>
        </text:list-item>
        <text:list-item>
          <text:p text:style-name="P62">sudo groupdel group2</text:p>
        </text:list-item>
        <text:list-item>
          <text:p text:style-name="P62">sudo groupdel shared</text:p>
        </text:list-item>
        <text:list-item>
          <text:p text:style-name="P62">Если не удаётся удалить группу — проверь, что ни один пользователь больше не использует её как primary group.</text:p>
        </text:list-item>
      </text:list>
      <text:p text:style-name="P26"/>
      <text:p text:style-name="P15">Best Practice (рекомендуемые способы)</text:p>
      <text:list text:style-name="L26">
        <text:list-item>
          <text:p text:style-name="P63">Для массовых административных действий удобно использовать root-сессию:</text:p>
          <text:list>
            <text:list-item>
              <text:p text:style-name="P63">sudo -i</text:p>
            </text:list-item>
          </text:list>
        </text:list-item>
        <text:list-item>
          <text:p text:style-name="P63">После окончания всегда делай exit для возврата к обычному пользователю.</text:p>
        </text:list-item>
        <text:list-item>
          <text:p text:style-name="P63">Для создания файла сразу от нужного пользователя используем:</text:p>
          <text:list>
            <text:list-item>
              <text:p text:style-name="P63">sudo -u user1 bash -c 'echo Hello &gt; /tmp/test'</text:p>
            </text:list-item>
          </text:list>
        </text:list-item>
        <text:list-item>
          <text:p text:style-name="P63">Для проверки прав всегда используем ls -l файл и id username</text:p>
        </text:list-item>
        <text:list-item>
          <text:p text:style-name="P63">Для выполнения команд от имени пользователя:</text:p>
          <text:list>
            <text:list-item>
              <text:p text:style-name="P63">Через sudo -u имя_пользователя команда</text:p>
            </text:list-item>
            <text:list-item>
              <text:p text:style-name="P63">Или через su - имя_пользователя -c 'команда'</text:p>
            </text:list-item>
          </text:list>
        </text:list-item>
        <text:list-item>
          <text:p text:style-name="P63">Права доступа:</text:p>
          <text:list>
            <text:list-item>
              <text:p text:style-name="P63">chmod 640 — только владелец (rw-) и группа (r--)</text:p>
            </text:list-item>
          </text:list>
        </text:list-item>
        <text:list-item>
          <text:p text:style-name="P63">Если хочешь дать доступ через группу — файл должен принадлежать нужной группе, а пользователь — входить в неё</text:p>
        </text:list-item>
      </text:list>
      <text:p text:style-name="P29"/>
      <text:p text:style-name="P21">-------------------------------------------------------------------------------------------------------</text:p>
      <text:p text:style-name="P10"/>
      <text:p text:style-name="P10"><text:span text:style-name="T21">25</text:span><text:span text:style-name="T18">.07</text:span>.25</text:p>
      <text:p text:style-name="P16">Тема:</text:p>
      <text:list text:style-name="L27">
        <text:list-item>
          <text:p text:style-name="P64">Практика управления правами и доступом к файлам в Linux (Lab: File Permissions)</text:p>
        </text:list-item>
      </text:list>
      <text:p text:style-name="P29"/>
      <text:p text:style-name="P16">Ситуация:</text:p>
      <text:list text:style-name="L28">
        <text:list-item>
          <text:p text:style-name="P65">Отрабатываем работу с пользователями, группами и правами на практике.</text:p>
        </text:list-item>
        <text:list-item>
          <text:p text:style-name="P65">Задания строятся поэтапно: даём доступ только на просмотр, потом на изменение, потом детально разбираем права файлов.</text:p>
        </text:list-item>
      </text:list>
      <text:p text:style-name="P29"/>
      <text:p text:style-name="P16">Шаги и действия:</text:p>
      <text:list text:style-name="L29">
        <text:list-item>
          <text:p text:style-name="P66">Создание пользователей</text:p>
          <text:list>
            <text:list-item>
              <text:p text:style-name="P66">sudo useradd user1</text:p>
            </text:list-item>
            <text:list-item>
              <text:p text:style-name="P77"><text:soft-page-break/><text:span text:style-name="T8">sudo useradd user2</text:span></text:p>
            </text:list-item>
            <text:list-item>
              <text:p text:style-name="P66">sudo passwd user1</text:p>
            </text:list-item>
            <text:list-item>
              <text:p text:style-name="P66">sudo passwd user2</text:p>
            </text:list-item>
            <text:list-item>
              <text:p text:style-name="P66">(пароли должны быть разными, можно простые — система предупредит, но примет)</text:p>
            </text:list-item>
          </text:list>
        </text:list-item>
        <text:list-item>
          <text:p text:style-name="P66">Создание папки с правами только для владельца</text:p>
          <text:list>
            <text:list-item>
              <text:p text:style-name="P66">mkdir /tmp/homework</text:p>
            </text:list-item>
            <text:list-item>
              <text:p text:style-name="P77"><text:span text:style-name="T8">chmod 700 /tmp/homework </text:span><text:span text:style-name="T11">(</text:span><text:span text:style-name="T8">Доступ только у user1</text:span><text:span text:style-name="T11">)</text:span></text:p>
            </text:list-item>
          </text:list>
        </text:list-item>
        <text:list-item>
          <text:p text:style-name="P66">Создание файлов с разными правами</text:p>
          <text:list>
            <text:list-item>
              <text:p text:style-name="P66">Под user1:</text:p>
              <text:list>
                <text:list-item>
                  <text:p text:style-name="P66">echo "Hello" &gt; /tmp/homework/read <text:s text:c="5"/># Файл для чтения</text:p>
                </text:list-item>
                <text:list-item>
                  <text:p text:style-name="P66">chmod 400 /tmp/homework/read</text:p>
                </text:list-item>
                <text:list-item>
                  <text:p text:style-name="P66">echo "Hello" &gt; /tmp/homework/write <text:s text:c="4"/># Файл для записи</text:p>
                </text:list-item>
                <text:list-item>
                  <text:p text:style-name="P66">chmod 600 /tmp/homework/write</text:p>
                </text:list-item>
                <text:list-item>
                  <text:p text:style-name="P66">echo "echo Hello" &gt; /tmp/homework/execute <text:s/># Файл для выполнения</text:p>
                </text:list-item>
                <text:list-item>
                  <text:p text:style-name="P66">chmod 700 /tmp/homework/execute</text:p>
                </text:list-item>
              </text:list>
            </text:list-item>
          </text:list>
        </text:list-item>
        <text:list-item>
          <text:p text:style-name="P66">Пошаговое открытие доступа</text:p>
          <text:list>
            <text:list-item>
              <text:p text:style-name="P66">Дать user2 право только на просмотр содержимого папки:</text:p>
            </text:list-item>
            <text:list-item>
              <text:p text:style-name="P66">Добавить user2 в группу user1 (от root, через редактирование /etc/group или usermod)</text:p>
            </text:list-item>
            <text:list-item>
              <text:p text:style-name="P66">Назначить папке группу user1:</text:p>
              <text:list>
                <text:list-item>
                  <text:p text:style-name="P66">chgrp user1 /tmp/homework</text:p>
                </text:list-item>
                <text:list-item>
                  <text:p text:style-name="P66">chmod 750 /tmp/homework</text:p>
                </text:list-item>
                <text:list-item>
                  <text:p text:style-name="P66">Теперь user2 может видеть файлы, но не открывать.</text:p>
                </text:list-item>
              </text:list>
            </text:list-item>
            <text:list-item>
              <text:p text:style-name="P66">Дать user2 право изменять содержимое:</text:p>
              <text:list>
                <text:list-item>
                  <text:p text:style-name="P66">chmod 770 /tmp/homework</text:p>
                </text:list-item>
                <text:list-item>
                  <text:p text:style-name="P66">Теперь user2 (как член группы) может создавать, изменять и удалять файлы в папке.</text:p>
                </text:list-item>
              </text:list>
            </text:list-item>
          </text:list>
        </text:list-item>
        <text:list-item>
          <text:p text:style-name="P66">Права файлов по их назначению</text:p>
          <text:list>
            <text:list-item>
              <text:p text:style-name="P66">Для чтения:</text:p>
              <text:list>
                <text:list-item>
                  <text:p text:style-name="P66">chmod 740 /tmp/homework/read</text:p>
                </text:list-item>
              </text:list>
            </text:list-item>
            <text:list-item>
              <text:p text:style-name="P66">Для записи:</text:p>
              <text:list>
                <text:list-item>
                  <text:p text:style-name="P66">chmod 760 /tmp/homework/write</text:p>
                </text:list-item>
              </text:list>
            </text:list-item>
            <text:list-item>
              <text:p text:style-name="P66">Для выполнения:</text:p>
              <text:list>
                <text:list-item>
                  <text:p text:style-name="P66">chmod 770 /tmp/homework/execute</text:p>
                </text:list-item>
              </text:list>
            </text:list-item>
          </text:list>
        </text:list-item>
        <text:list-item>
          <text:p text:style-name="P66">Проверка доступа под user2</text:p>
          <text:list>
            <text:list-item>
              <text:p text:style-name="P66">cat /tmp/homework/read <text:s text:c="10"/># прочитать файл</text:p>
            </text:list-item>
            <text:list-item>
              <text:p text:style-name="P66">echo Hello &gt; /tmp/homework/write # записать</text:p>
            </text:list-item>
            <text:list-item>
              <text:p text:style-name="P66">/tmp/homework/execute <text:s text:c="11"/># выполнить</text:p>
            </text:list-item>
          </text:list>
        </text:list-item>
        <text:list-item>
          <text:p text:style-name="P66">Создание и тест дополнительных файлов</text:p>
          <text:list>
            <text:list-item>
              <text:p text:style-name="P66">Под user1:</text:p>
              <text:list>
                <text:list-item>
                  <text:p text:style-name="P66">touch /tmp/homework/immutable /tmp/homework/ownership</text:p>
                </text:list-item>
                <text:list-item>
                  <text:p text:style-name="P66">chmod 770 /tmp/homework/immutable /tmp/homework/ownership</text:p>
                </text:list-item>
                <text:list-item>
                  <text:p text:style-name="P66">Файлы доступны владельцу и группе</text:p>
                </text:list-item>
              </text:list>
            </text:list-item>
          </text:list>
        </text:list-item>
        <text:list-item>
          <text:p text:style-name="P77"><text:soft-page-break/><text:span text:style-name="T8">Передача прав на файл ownership</text:span></text:p>
          <text:list>
            <text:list-item>
              <text:p text:style-name="P66">Изменить владельца файла, чтобы user2 мог его редактировать (от root):</text:p>
              <text:list>
                <text:list-item>
                  <text:p text:style-name="P66">sudo chown user2 /tmp/homework/ownership</text:p>
                </text:list-item>
              </text:list>
            </text:list-item>
          </text:list>
        </text:list-item>
        <text:list-item>
          <text:p text:style-name="P66">Работа с immutable-файлом</text:p>
          <text:list>
            <text:list-item>
              <text:p text:style-name="P66">Сделать файл неизменяемым:</text:p>
              <text:list>
                <text:list-item>
                  <text:p text:style-name="P66">sudo chattr +i /tmp/homework/immutable</text:p>
                </text:list-item>
              </text:list>
            </text:list-item>
            <text:list-item>
              <text:p text:style-name="P66">Попытка удалить:</text:p>
              <text:list>
                <text:list-item>
                  <text:p text:style-name="P66">rm /tmp/homework/immutable</text:p>
                </text:list-item>
                <text:list-item>
                  <text:p text:style-name="P66"># → Operation not permitted</text:p>
                </text:list-item>
              </text:list>
            </text:list-item>
            <text:list-item>
              <text:p text:style-name="P66">Снять защиту и удалить:</text:p>
              <text:list>
                <text:list-item>
                  <text:p text:style-name="P66">sudo chattr -i /tmp/homework/immutable</text:p>
                </text:list-item>
                <text:list-item>
                  <text:p text:style-name="P66">rm /tmp/homework/immutable</text:p>
                </text:list-item>
              </text:list>
            </text:list-item>
          </text:list>
        </text:list-item>
        <text:list-item>
          <text:p text:style-name="P66">Выводы:</text:p>
          <text:list>
            <text:list-item>
              <text:p text:style-name="P66">Права доступа на папки и файлы в Linux можно настраивать очень гибко, используя владельцев, группы и специальные атрибуты (chattr).</text:p>
            </text:list-item>
            <text:list-item>
              <text:p text:style-name="P66">Для управления чужими файлами всегда нужен root.</text:p>
            </text:list-item>
            <text:list-item>
              <text:p text:style-name="P66">Через группы можно делегировать права нескольким пользователям.</text:p>
            </text:list-item>
            <text:list-item>
              <text:p text:style-name="P66">Атрибут immutable защищает от любых изменений (даже root не удалит без снятия атрибута).</text:p>
            </text:list-item>
            <text:list-item>
              <text:p text:style-name="P66">Коротко — алгоритм для похожих заданий:</text:p>
              <text:list>
                <text:list-item>
                  <text:p text:style-name="P66">Создать нужных пользователей.</text:p>
                </text:list-item>
                <text:list-item>
                  <text:p text:style-name="P66">Настроить группы для совместного доступа.</text:p>
                </text:list-item>
                <text:list-item>
                  <text:p text:style-name="P66">Назначить правильные права на папки/файлы.</text:p>
                </text:list-item>
                <text:list-item>
                  <text:p text:style-name="P66">Проверять доступность от нужного пользователя.</text:p>
                </text:list-item>
                <text:list-item>
                  <text:p text:style-name="P66">Использовать chattr, если нужна настоящая защита от изменений.</text:p>
                </text:list-item>
              </text:list>
            </text:list-item>
          </text:list>
        </text:list-item>
      </text:list>
      <text:p text:style-name="P37"><text:span text:style-name="T8"/></text:p>
      <text:p text:style-name="P71">-------------------------------------------------------------------------------------------------------</text:p>
      <text:p text:style-name="P70"/>
      <text:p text:style-name="P70"><text:span text:style-name="T21">25</text:span><text:span text:style-name="T18">.07</text:span>.25</text:p>
      <text:p text:style-name="P69">Тема:</text:p>
      <text:list text:style-name="L31">
        <text:list-item>
          <text:p text:style-name="P67">Иерархия процессов и запуск фоновых задач в Linux</text:p>
        </text:list-item>
      </text:list>
      <text:p text:style-name="P69">Шаги и действия:</text:p>
      <text:list text:style-name="L32">
        <text:list-item>
          <text:p text:style-name="P68">Открыть терминал.</text:p>
        </text:list-item>
        <text:list-item>
          <text:p text:style-name="P68">Создать скрипт script.sh со следующим содержимым:</text:p>
          <text:list>
            <text:list-item>
              <text:p text:style-name="P68">#!/bin/bash</text:p>
            </text:list-item>
            <text:list-item>
              <text:p text:style-name="P68">sleep 5m</text:p>
            </text:list-item>
          </text:list>
        </text:list-item>
        <text:list-item>
          <text:p text:style-name="P68">Сделать скрипт исполняемым:</text:p>
          <text:list>
            <text:list-item>
              <text:p text:style-name="P68">chmod +x script.sh</text:p>
            </text:list-item>
          </text:list>
        </text:list-item>
        <text:list-item>
          <text:p text:style-name="P68">Запустить скрипт в фоновом режиме:</text:p>
          <text:list>
            <text:list-item>
              <text:p text:style-name="P68">./script.sh &amp;</text:p>
            </text:list-item>
          </text:list>
        </text:list-item>
        <text:list-item>
          <text:p text:style-name="P68">Проверить, что скрипт запущен в фоне:</text:p>
          <text:list>
            <text:list-item>
              <text:p text:style-name="P68"><text:soft-page-break/>jobs</text:p>
            </text:list-item>
          </text:list>
        </text:list-item>
        <text:list-item>
          <text:p text:style-name="P68">Посмотреть процессы в системе:</text:p>
          <text:list>
            <text:list-item>
              <text:p text:style-name="P68">ps</text:p>
            </text:list-item>
            <text:list-item>
              <text:p text:style-name="P68">top</text:p>
            </text:list-item>
          </text:list>
        </text:list-item>
        <text:list-item>
          <text:p text:style-name="P68">Найти PID своего скрипта:</text:p>
          <text:list>
            <text:list-item>
              <text:p text:style-name="P68">ps | grep script.sh</text:p>
            </text:list-item>
          </text:list>
        </text:list-item>
        <text:list-item>
          <text:p text:style-name="P68">Узнать, от какого пользователя и с какой командой запущен процесс:</text:p>
          <text:list>
            <text:list-item>
              <text:p text:style-name="P68">ps aux | grep script.sh</text:p>
            </text:list-item>
            <text:list-item>
              <text:p text:style-name="P68">или</text:p>
            </text:list-item>
            <text:list-item>
              <text:p text:style-name="P68">ps -f -p &lt;PID&gt;</text:p>
            </text:list-item>
          </text:list>
        </text:list-item>
      </text:list>
      <text:p text:style-name="P69">Пояснения и заметки:</text:p>
      <text:list text:continue-numbering="true" text:style-name="L32">
        <text:list-item>
          <text:p text:style-name="P68">./script.sh &amp; — запускает скрипт в фоне (background).</text:p>
        </text:list-item>
        <text:list-item>
          <text:p text:style-name="P68">jobs — показывает все фоновые задачи текущего терминала.</text:p>
        </text:list-item>
        <text:list-item>
          <text:p text:style-name="P68">ps — отображает все процессы, связанные с текущим терминалом.</text:p>
        </text:list-item>
        <text:list-item>
          <text:p text:style-name="P68">ps aux | grep &lt;имя&gt; — ищет по всем процессам, показывает имя пользователя (USER), PID, команду (CMD) и другое.</text:p>
        </text:list-item>
        <text:list-item>
          <text:p text:style-name="P68">sleep 5m — удерживает процесс активным 5 минут для теста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1:49:01.419000000</meta:creation-date>
    <dc:date>2025-07-26T03:52:05.628783306</dc:date>
    <meta:editing-duration>P1DT8H33M31S</meta:editing-duration>
    <meta:editing-cycles>10</meta:editing-cycles>
    <meta:generator>LibreOffice/24.2.7.2$Linux_X86_64 LibreOffice_project/420$Build-2</meta:generator>
    <meta:document-statistic meta:table-count="1" meta:image-count="0" meta:object-count="0" meta:page-count="10" meta:paragraph-count="324" meta:word-count="1926" meta:character-count="12784" meta:non-whitespace-character-count="11338"/>
  </office:meta>
</office:document-meta>
</file>